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38.3pt"/>
    </style:style>
    <style:style style:name="co5" style:family="table-column">
      <style:table-column-properties fo:break-before="auto" style:column-width="40.76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156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E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De vader van de veroordeel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Le père du condamn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The Father of the Convi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schilderij uit 1901 van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+1901-00-00T00:00:00Z/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a xlink:href="https://www.fine-arts-museum.be/nl/de-collectie/jakob-smits-de-vader-van-de-veroordeelde" xlink:type="simple">https://www.fine-arts-museum.be/nl/de-collectie/jakob-smits-de-vader-van-de-veroordeelde</text:a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+2020-04-21T00:00:00Z/1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2"/>
        </table:table-row>
      </table:table>
      <table:table table:name="props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instance of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P170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P186</text:p>
          </table:table-cell>
          <table:table-cell office:value-type="string" calcext:value-type="string">
            <text:p>material used</text:p>
          </table:table-cell>
        </table:table-row>
        <table:table-row table:style-name="ro1">
          <table:table-cell office:value-type="string" calcext:value-type="string">
            <text:p>P195</text:p>
          </table:table-cell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P217</text:p>
          </table:table-cell>
          <table:table-cell office:value-type="string" calcext:value-type="string">
            <text:p>inventory number</text:p>
          </table:table-cell>
        </table:table-row>
        <table:table-row table:style-name="ro1">
          <table:table-cell office:value-type="string" calcext:value-type="string">
            <text:p>P276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P571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P2048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P2049</text:p>
          </table:table-cell>
          <table:table-cell office:value-type="string" calcext:value-type="string">
            <text:p>width</text:p>
          </table:table-cell>
        </table:table-row>
      </table:table>
      <table:table table:name="macros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m ref url, retrieved, language</text:p>
          </table:table-cell>
          <table:table-cell office:value-type="string" calcext:value-type="string">
            <text:p>\def ref1</text:p>
          </table:table-cell>
          <table:table-cell office:value-type="string" calcext:value-type="string">
            <text:p>S854</text:p>
          </table:table-cell>
          <table:table-cell office:value-type="string" calcext:value-type="string">
            <text:p><text:span text:style-name="T1">\quote </text:span><text:span text:style-name="T1"><text:a xlink:href="https://www.fine-arts-museum.be/nl/de-collectie/jakob-smits-de-vader-van-de-veroordeelde" xlink:type="simple">https://www.fine-arts-museum.be/nl/de-collectie/jakob-smits-de-vader-van-de-veroordeelde</text:a></text:span></text:p>
          </table:table-cell>
          <table:table-cell office:value-type="string" calcext:value-type="string">
            <text:p>S813</text:p>
          </table:table-cell>
          <table:table-cell office:value-type="string" calcext:value-type="string">
            <text:p>\date 2020-04-21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Q74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\quote De vader van de veroordeel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fr</text:p>
          </table:table-cell>
          <table:table-cell office:value-type="string" calcext:value-type="string">
            <text:p>\quote Le père du condamn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\quote The Father of the Convi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\quote schilderij uit 1901 van Jakob Sm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1901 painting by Jakob Sm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stance of pa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Q3305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incep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571</text:p>
          </table:table-cell>
          <table:table-cell office:value-type="string" calcext:value-type="string">
            <text:p>\year 1901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reato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Q315759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collec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inventory numbe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\quote 3597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Q377500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canva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12321255</text:p>
          </table:table-cell>
          <table:table-cell office:value-type="string" calcext:value-type="string">
            <text:p>P518</text:p>
          </table:table-cell>
          <table:table-cell office:value-type="string" calcext:value-type="string">
            <text:p>Q861259</text:p>
          </table:table-cell>
          <table:table-cell office:value-type="string" calcext:value-type="string">
            <text:p>\re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m material used oil pain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Q296955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locati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Q377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genr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Q134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m width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9</text:p>
          </table:table-cell>
          <table:table-cell office:value-type="string" calcext:value-type="string">
            <text:p>9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rem height (cm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2048</text:p>
          </table:table-cell>
          <table:table-cell office:value-type="string" calcext:value-type="string">
            <text:p>100U174728</text:p>
          </table:table-cell>
          <table:table-cell office:value-type="string" calcext:value-type="string">
            <text:p>\ref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0:39:55.559958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3:05:37.096773444</meta:creation-date>
    <dc:date>2020-04-23T00:42:06.667767872</dc:date>
    <meta:editing-duration>PT56M45S</meta:editing-duration>
    <meta:editing-cycles>43</meta:editing-cycles>
    <meta:generator>LibreOffice/6.1.3.2$MacOSX_X86_64 LibreOffice_project/86daf60bf00efa86ad547e59e09d6bb77c699acb</meta:generator>
    <meta:document-statistic meta:table-count="3" meta:cell-count="203" meta:object-count="0"/>
    <meta:user-defined meta:name=""/>
  </office:meta>
</office:document-meta>
</file>